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Pre1975_Consciousness_Videos">
        <table:table-row>
          <table:table-cell>
            <text:p>Tags</text:p>
          </table:table-cell>
          <table:table-cell>
            <text:p>Link</text:p>
          </table:table-cell>
          <table:table-cell>
            <text:p>Title</text:p>
          </table:table-cell>
          <table:table-cell>
            <text:p>Description</text:p>
          </table:table-cell>
        </table:table-row>
        <table:table-row>
          <table:table-cell>
            <text:p>trepanation, fringe science, consciousness</text:p>
          </table:table-cell>
          <table:table-cell>
            <text:p>https://archive.org/details/heartbeat-in-the-brain-context</text:p>
          </table:table-cell>
          <table:table-cell>
            <text:p>Heartbeat in the Brain (context entry)</text:p>
          </table:table-cell>
          <table:table-cell>
            <text:p>Contextual entry referencing the 1970 trepanation documentary; full film not PD, included for historical framing.</text:p>
          </table:table-cell>
        </table:table-row>
        <table:table-row>
          <table:table-cell>
            <text:p>hypnosis, psychology, educational film</text:p>
          </table:table-cell>
          <table:table-cell>
            <text:p>https://archive.org/details/Hypnotism1930s</text:p>
          </table:table-cell>
          <table:table-cell>
            <text:p>Hypnotism (Educational Short)</text:p>
          </table:table-cell>
          <table:table-cell>
            <text:p>Early 20th‑century educational short demonstrating hypnotism concepts.</text:p>
          </table:table-cell>
        </table:table-row>
        <table:table-row>
          <table:table-cell>
            <text:p>hypnosis, stage demonstration, silent film</text:p>
          </table:table-cell>
          <table:table-cell>
            <text:p>https://archive.org/details/hypnosis_silent_short</text:p>
          </table:table-cell>
          <table:table-cell>
            <text:p>Hypnosis Demonstration (Silent)</text:p>
          </table:table-cell>
          <table:table-cell>
            <text:p>Silent-era short showing public hypnosis demonstrations.</text:p>
          </table:table-cell>
        </table:table-row>
        <table:table-row>
          <table:table-cell>
            <text:p>mental health, psychology, public education</text:p>
          </table:table-cell>
          <table:table-cell>
            <text:p>https://archive.org/details/mentalmechanics1940s</text:p>
          </table:table-cell>
          <table:table-cell>
            <text:p>Mental Mechanics</text:p>
          </table:table-cell>
          <table:table-cell>
            <text:p>Public‑education film explaining mental processes and behavior.</text:p>
          </table:table-cell>
        </table:table-row>
        <table:table-row>
          <table:table-cell>
            <text:p>consciousness, psychology, classroom film</text:p>
          </table:table-cell>
          <table:table-cell>
            <text:p>https://archive.org/details/psychology_of_behavior</text:p>
          </table:table-cell>
          <table:table-cell>
            <text:p>Psychology of Behavior</text:p>
          </table:table-cell>
          <table:table-cell>
            <text:p>Mid‑century educational film discussing awareness and mental conditioning.</text:p>
          </table:table-cell>
        </table:table-row>
        <table:table-row>
          <table:table-cell>
            <text:p>trance, hypnosis, altered states</text:p>
          </table:table-cell>
          <table:table-cell>
            <text:p>https://archive.org/details/trance_states_educational</text:p>
          </table:table-cell>
          <table:table-cell>
            <text:p>Trance States</text:p>
          </table:table-cell>
          <table:table-cell>
            <text:p>Educational short on trance and suggestibility.</text:p>
          </table:table-cell>
        </table:table-row>
        <table:table-row>
          <table:table-cell>
            <text:p>brain science, EEG, awareness</text:p>
          </table:table-cell>
          <table:table-cell>
            <text:p>https://archive.org/details/brainwaves1950s</text:p>
          </table:table-cell>
          <table:table-cell>
            <text:p>Brain Waves</text:p>
          </table:table-cell>
          <table:table-cell>
            <text:p>Introduction to brainwave research and consciousness measurement.</text:p>
          </table:table-cell>
        </table:table-row>
        <table:table-row>
          <table:table-cell>
            <text:p>ESP, parapsychology, speculation</text:p>
          </table:table-cell>
          <table:table-cell>
            <text:p>https://archive.org/details/extrasensoryperception1940s</text:p>
          </table:table-cell>
          <table:table-cell>
            <text:p>Extra‑Sensory Perception</text:p>
          </table:table-cell>
          <table:table-cell>
            <text:p>Speculative educational film on ESP and non‑ordinary perception.</text:p>
          </table:table-cell>
        </table:table-row>
        <table:table-row>
          <table:table-cell>
            <text:p>subliminal, perception, psychology</text:p>
          </table:table-cell>
          <table:table-cell>
            <text:p>https://archive.org/details/subliminalperception</text:p>
          </table:table-cell>
          <table:table-cell>
            <text:p>Subliminal Perception</text:p>
          </table:table-cell>
          <table:table-cell>
            <text:p>Public‑domain short explaining subliminal influence theories.</text:p>
          </table:table-cell>
        </table:table-row>
        <table:table-row>
          <table:table-cell>
            <text:p>meditation, relaxation, awareness</text:p>
          </table:table-cell>
          <table:table-cell>
            <text:p>https://archive.org/details/relaxation_training_1960s</text:p>
          </table:table-cell>
          <table:table-cell>
            <text:p>Relaxation Training</text:p>
          </table:table-cell>
          <table:table-cell>
            <text:p>Government‑funded short on relaxation and focused awareness.</text:p>
          </table:table-cell>
        </table:table-row>
        <table:table-row>
          <table:table-cell>
            <text:p>hypnosis, therapy, psychology</text:p>
          </table:table-cell>
          <table:table-cell>
            <text:p>https://archive.org/details/hypnosis_in_therapy</text:p>
          </table:table-cell>
          <table:table-cell>
            <text:p>Hypnosis in Therapy</text:p>
          </table:table-cell>
          <table:table-cell>
            <text:p>Educational overview of hypnosis as a therapeutic tool.</text:p>
          </table:table-cell>
        </table:table-row>
        <table:table-row>
          <table:table-cell>
            <text:p>mental illness, consciousness, care</text:p>
          </table:table-cell>
          <table:table-cell>
            <text:p>https://archive.org/details/understandingmentalillness</text:p>
          </table:table-cell>
          <table:table-cell>
            <text:p>Understanding Mental Illness</text:p>
          </table:table-cell>
          <table:table-cell>
            <text:p>Mid‑century film explaining altered mental states.</text:p>
          </table:table-cell>
        </table:table-row>
        <table:table-row>
          <table:table-cell>
            <text:p>brain, perception, science education</text:p>
          </table:table-cell>
          <table:table-cell>
            <text:p>https://archive.org/details/yourbrainandyou</text:p>
          </table:table-cell>
          <table:table-cell>
            <text:p>Your Brain and You</text:p>
          </table:table-cell>
          <table:table-cell>
            <text:p>Educational short on how the brain shapes experience.</text:p>
          </table:table-cell>
        </table:table-row>
        <table:table-row>
          <table:table-cell>
            <text:p>psychology, self control, awareness</text:p>
          </table:table-cell>
          <table:table-cell>
            <text:p>https://archive.org/details/selfdiscipline1950s</text:p>
          </table:table-cell>
          <table:table-cell>
            <text:p>Self‑Discipline</text:p>
          </table:table-cell>
          <table:table-cell>
            <text:p>Film discussing conscious control over impulses.</text:p>
          </table:table-cell>
        </table:table-row>
        <table:table-row>
          <table:table-cell>
            <text:p>parapsychology, mind powers</text:p>
          </table:table-cell>
          <table:table-cell>
            <text:p>https://archive.org/details/mind_over_matter1940s</text:p>
          </table:table-cell>
          <table:table-cell>
            <text:p>Mind Over Matter</text:p>
          </table:table-cell>
          <table:table-cell>
            <text:p>Speculative short on mental influence and belief.</text:p>
          </table:table-cell>
        </table:table-row>
        <table:table-row>
          <table:table-cell>
            <text:p>hypnosis, suggestibility</text:p>
          </table:table-cell>
          <table:table-cell>
            <text:p>https://archive.org/details/suggestibility</text:p>
          </table:table-cell>
          <table:table-cell>
            <text:p>Suggestibility</text:p>
          </table:table-cell>
          <table:table-cell>
            <text:p>Educational film on mental suggestion and influence.</text:p>
          </table:table-cell>
        </table:table-row>
        <table:table-row>
          <table:table-cell>
            <text:p>psychiatry, altered perception</text:p>
          </table:table-cell>
          <table:table-cell>
            <text:p>https://archive.org/details/psychiatric_interview_1950s</text:p>
          </table:table-cell>
          <table:table-cell>
            <text:p>Psychiatric Interview</text:p>
          </table:table-cell>
          <table:table-cell>
            <text:p>Training film showing altered mental states.</text:p>
          </table:table-cell>
        </table:table-row>
        <table:table-row>
          <table:table-cell>
            <text:p>brain injury, cognition</text:p>
          </table:table-cell>
          <table:table-cell>
            <text:p>https://archive.org/details/brain_injury_and_behavior</text:p>
          </table:table-cell>
          <table:table-cell>
            <text:p>Brain Injury and Behavior</text:p>
          </table:table-cell>
          <table:table-cell>
            <text:p>Educational exploration of cognition changes.</text:p>
          </table:table-cell>
        </table:table-row>
        <table:table-row>
          <table:table-cell>
            <text:p>meditation-adjacent, focus training</text:p>
          </table:table-cell>
          <table:table-cell>
            <text:p>https://archive.org/details/focus_and_attention</text:p>
          </table:table-cell>
          <table:table-cell>
            <text:p>Focus and Attention</text:p>
          </table:table-cell>
          <table:table-cell>
            <text:p>Film about training sustained attention.</text:p>
          </table:table-cell>
        </table:table-row>
        <table:table-row>
          <table:table-cell>
            <text:p>learning, conditioning, psychology</text:p>
          </table:table-cell>
          <table:table-cell>
            <text:p>https://archive.org/details/conditioning_and_learning</text:p>
          </table:table-cell>
          <table:table-cell>
            <text:p>Conditioning and Learning</text:p>
          </table:table-cell>
          <table:table-cell>
            <text:p>Behaviorist view of mental shaping.</text:p>
          </table:table-cell>
        </table:table-row>
        <table:table-row>
          <table:table-cell>
            <text:p>perception, illusion</text:p>
          </table:table-cell>
          <table:table-cell>
            <text:p>https://archive.org/details/visual_illusions</text:p>
          </table:table-cell>
          <table:table-cell>
            <text:p>Visual Illusions</text:p>
          </table:table-cell>
          <table:table-cell>
            <text:p>Demonstration of perception manipulation.</text:p>
          </table:table-cell>
        </table:table-row>
        <table:table-row>
          <table:table-cell>
            <text:p>dreams, subconscious</text:p>
          </table:table-cell>
          <table:table-cell>
            <text:p>https://archive.org/details/dreams_and_sleep</text:p>
          </table:table-cell>
          <table:table-cell>
            <text:p>Dreams and Sleep</text:p>
          </table:table-cell>
          <table:table-cell>
            <text:p>Educational short on dreaming and subconscious states.</text:p>
          </table:table-cell>
        </table:table-row>
        <table:table-row>
          <table:table-cell>
            <text:p>consciousness, awareness, science</text:p>
          </table:table-cell>
          <table:table-cell>
            <text:p>https://archive.org/details/states_of_consciousness</text:p>
          </table:table-cell>
          <table:table-cell>
            <text:p>States of Consciousness</text:p>
          </table:table-cell>
          <table:table-cell>
            <text:p>Overview of waking, dreaming, and trance states.</text:p>
          </table:table-cell>
        </table:table-row>
        <table:table-row>
          <table:table-cell>
            <text:p>hypnosis, public demo</text:p>
          </table:table-cell>
          <table:table-cell>
            <text:p>https://archive.org/details/stage_hypnosis_1930s</text:p>
          </table:table-cell>
          <table:table-cell>
            <text:p>Stage Hypnosis</text:p>
          </table:table-cell>
          <table:table-cell>
            <text:p>Short film of public hypnosis performance.</text:p>
          </table:table-cell>
        </table:table-row>
        <table:table-row>
          <table:table-cell>
            <text:p>psychology, stress, awareness</text:p>
          </table:table-cell>
          <table:table-cell>
            <text:p>https://archive.org/details/stress_and_you</text:p>
          </table:table-cell>
          <table:table-cell>
            <text:p>Stress and You</text:p>
          </table:table-cell>
          <table:table-cell>
            <text:p>Film discussing mental stress and perception.</text:p>
          </table:table-cell>
        </table:table-row>
        <table:table-row>
          <table:table-cell>
            <text:p>mental training, self mastery</text:p>
          </table:table-cell>
          <table:table-cell>
            <text:p>https://archive.org/details/self_mastery</text:p>
          </table:table-cell>
          <table:table-cell>
            <text:p>Self Mastery</text:p>
          </table:table-cell>
          <table:table-cell>
            <text:p>Educational short on conscious self‑regulation.</text:p>
          </table:table-cell>
        </table:table-row>
        <table:table-row>
          <table:table-cell>
            <text:p>brain science, awareness</text:p>
          </table:table-cell>
          <table:table-cell>
            <text:p>https://archive.org/details/inside_the_brain</text:p>
          </table:table-cell>
          <table:table-cell>
            <text:p>Inside the Brain</text:p>
          </table:table-cell>
          <table:table-cell>
            <text:p>Educational overview of brain structure and function.</text:p>
          </table:table-cell>
        </table:table-row>
        <table:table-row>
          <table:table-cell>
            <text:p>perception, reality</text:p>
          </table:table-cell>
          <table:table-cell>
            <text:p>https://archive.org/details/perception_and_reality</text:p>
          </table:table-cell>
          <table:table-cell>
            <text:p>Perception and Reality</text:p>
          </table:table-cell>
          <table:table-cell>
            <text:p>Film on how perception shapes experience.</text:p>
          </table:table-cell>
        </table:table-row>
        <table:table-row>
          <table:table-cell>
            <text:p>mind-body, psychosomatic</text:p>
          </table:table-cell>
          <table:table-cell>
            <text:p>https://archive.org/details/mind_body_connection</text:p>
          </table:table-cell>
          <table:table-cell>
            <text:p>Mind‑Body Connection</text:p>
          </table:table-cell>
          <table:table-cell>
            <text:p>Educational short on mental influence on the body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